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 svg:font-family="Aria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loext:contextual-spacing="false" fo:margin-top="0cm" fo:margin-bottom="0cm"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4" style:family="paragraph" style:parent-style-name="Text_20_body">
      <style:paragraph-properties loext:contextual-spacing="false" fo:margin-top="0cm" fo:margin-bottom="0cm"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5" style:family="paragraph" style:parent-style-name="Text_20_body">
      <style:paragraph-properties loext:contextual-spacing="false" fo:margin-top="0cm" fo:margin-bottom="0cm" fo:line-height="138%" style:writing-mode="lr-tb"/>
    </style:style>
    <style:style style:name="P6" style:family="paragraph" style:parent-style-name="Standard" style:master-page-name="Standard">
      <style:paragraph-properties fo:text-align="center" style:justify-single-word="false" style:page-number="auto"/>
    </style:style>
    <style:style style:name="P7"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1">
      <style:paragraph-properties fo:text-align="justify" style:justify-single-word="false"/>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2">
      <style:paragraph-properties loext:contextual-spacing="false"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14" style:family="paragraph" style:parent-style-name="Text_20_body" style:list-style-name="L3">
      <style:paragraph-properties loext:contextual-spacing="false"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15" style:family="paragraph" style:parent-style-name="Text_20_body" style:list-style-name="L4">
      <style:paragraph-properties loext:contextual-spacing="false"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16" style:family="paragraph" style:parent-style-name="Text_20_body" style:list-style-name="L4">
      <style:paragraph-properties loext:contextual-spacing="false"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17" style:family="paragraph" style:parent-style-name="Text_20_body" style:list-style-name="L5">
      <style:paragraph-properties loext:contextual-spacing="false"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18" style:family="paragraph" style:parent-style-name="Text_20_body" style:list-style-name="L5">
      <style:paragraph-properties loext:contextual-spacing="false"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19" style:family="paragraph" style:parent-style-name="Text_20_body" style:list-style-name="L6">
      <style:paragraph-properties loext:contextual-spacing="false"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0" style:family="paragraph" style:parent-style-name="Text_20_body" style:list-style-name="L7">
      <style:paragraph-properties loext:contextual-spacing="false"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1" style:family="paragraph" style:parent-style-name="Text_20_body" style:list-style-name="L8">
      <style:paragraph-properties loext:contextual-spacing="false"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2" style:family="paragraph" style:parent-style-name="Text_20_body" style:list-style-name="L9">
      <style:paragraph-properties loext:contextual-spacing="false" fo:margin-top="0cm" fo:margin-bottom="0cm"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3" style:family="paragraph" style:parent-style-name="Text_20_body" style:list-style-name="L12">
      <style:paragraph-properties loext:contextual-spacing="false" fo:margin-top="0cm" fo:margin-bottom="0cm"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P24" style:family="paragraph" style:parent-style-name="Text_20_body">
      <style:paragraph-properties loext:contextual-spacing="false" fo:margin-top="0cm" fo:margin-bottom="0cm" fo:line-height="138%"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style>
    <style:style style:name="T1" style:family="text">
      <style:text-properties fo:color="#2e74b5"/>
    </style:style>
    <style:style style:name="T2" style:family="text">
      <style:text-properties fo:font-size="20pt" style:text-underline-style="solid" style:text-underline-width="auto" style:text-underline-color="font-color" style:font-size-asian="20pt" style:font-size-complex="20pt"/>
    </style:style>
    <style:style style:name="T3" style:family="text">
      <style:text-properties fo:font-variant="normal" fo:text-transform="none" fo:color="#000000" style:text-line-through-style="none" style:font-name="Arial" fo:font-size="11pt" fo:font-style="normal" style:text-underline-style="none" fo:font-weight="normal" style:text-blinking="false"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Compte rendu réunion : 14/02/2017 <text:s/>17H</text:span></text:p>
      <text:p text:style-name="P7"/>
      <text:p text:style-name="P1"><text:span text:style-name="T1">Projet : </text:span>PROZZL – Plateforme hôtellerie</text:p>
      <text:p text:style-name="P1"><text:span text:style-name="T1">Membres présents : </text:span>Cadavid-Pareja Juan-Pablo, Georget Thomas, Vanhove Alexis, Muraton Franck</text:p>
      <text:p text:style-name="P1"><text:span text:style-name="T1">Ordre du jour : </text:span>Réunion de soutenance – Contrôle des bases de départ du projet</text:p>
      <text:p text:style-name="P1"><text:span text:style-name="T1">Résumé : </text:span>Briefing des clients sur le travail fait. Questions/Réponses techniques sur le projet.</text:p>
      <text:p text:style-name="P1"><text:span text:style-name="T1">Durée :</text:span> 1h</text:p>
      <text:p text:style-name="P1"/>
      <text:p text:style-name="P1">La réunion commence par un briefing d'environ 15 minutes de la part du groupe de projet vers les clients sur le travail réalisé. Le chef de projet justifie le temps passé sur le projet ainsi que le résultat actuelle. Il passe ensuite à une explication large du use case afin de vérifier que le groupe de projet ainsi que les clients soit sur la même longueur d'onde. Suit une explication succincte de la base de donnée.</text:p>
      <text:p text:style-name="P1"/>
      <text:p text:style-name="P1">Après le briefing déroulé sans accroc, une partie de questions/réponse d'environ 35minutes est lancée.</text:p>
      <text:p text:style-name="P1"/>
      <text:p text:style-name="P1"/>
      <text:p text:style-name="P1">Récapitulatif des questions avec leurs réponse :</text:p>
      <text:p text:style-name="P2"/>
      <text:list xml:id="list7202616663208819971" text:style-name="L1">
        <text:list-item>
          <text:p text:style-name="P9"><text:span text:style-name="T3">Qu’est ce que peut faire un utilisateur qui n’est pas connecté ? On pensait à Voir les entreprise et créer un profil (c’est tout.)</text:span></text:p>
          <text:list>
            <text:list-item>
              <text:list>
                <text:list-header>
                  <text:p text:style-name="P10">→ S'inscrire ou se connecter</text:p>
                </text:list-header>
              </text:list>
            </text:list-item>
          </text:list>
        </text:list-item>
      </text:list>
      <text:p text:style-name="P3"><text:tab/><text:tab/>→ Recherche d’une entreprise par critère (nom,lieux,...) Sur page principale.</text:p>
      <text:p text:style-name="P3"><text:tab/><text:tab/><text:tab/>Pour « découvrir la vie antérieure de l'entreprise ».</text:p>
      <text:p text:style-name="P3"><text:tab/><text:tab/><text:tab/>Accès à un onglet employés, entreprises pour les recherches.</text:p>
      <text:p text:style-name="Text_20_body"/>
      <text:p text:style-name="Text_20_body"/>
      <text:list xml:id="list1634617474541874960" text:style-name="L2">
        <text:list-item>
          <text:p text:style-name="P13">Est ce qu’un utilisateur et un employé peut voir le profil des autres employés? Sans les coordonées bien sur !</text:p>
        </text:list-item>
      </text:list>
      <text:p text:style-name="P3"><text:tab/><text:tab/>→ rester simple -&gt; les employés peuvent chercher les entreprises. Critère caché <text:tab/><text:tab/><text:tab/>pour les entreprises et les employés. Option de contact.</text:p>
      <text:p text:style-name="Text_20_body"/>
      <text:p text:style-name="Text_20_body"/>
      <text:list xml:id="list7249083631136439757" text:style-name="L3">
        <text:list-item>
          <text:p text:style-name="P14">Est ce que vous avez d’autres idées de fonctionnalités? (Par rapport au Use Case).</text:p>
        </text:list-item>
      </text:list>
      <text:p text:style-name="P3"><text:tab/><text:tab/>→ pas pour l'instant</text:p>
      <text:p text:style-name="Text_20_body"/>
      <text:p text:style-name="Text_20_body"/>
      <text:list xml:id="list1375656198975241567" text:style-name="L4">
        <text:list-item>
          <text:p text:style-name="P15">Est ce qu’on laisse les avis des employés qui ont supprimé leur comptes?</text:p>
          <text:list>
            <text:list-header>
              <text:p text:style-name="P15">→ oui, Système d’alerte -&gt; signalement + filtre.</text:p>
            </text:list-header>
          </text:list>
        </text:list-item>
      </text:list>
      <text:p text:style-name="Text_20_body"/>
      <text:p text:style-name="Text_20_body"><text:soft-page-break/></text:p>
      <text:list xml:id="list8990459064045337741" text:style-name="L5">
        <text:list-item>
          <text:p text:style-name="P17">Une entreprise ne peut pas se créer un compte (via l’inscription) ET être créée par un employé (quand il veut laisser un avis etc…) comment on fait?</text:p>
          <text:list>
            <text:list-header>
              <text:p text:style-name="P17">→ L'employé fait le premier pas : il laisse un avis en créant le profil de l'entreprise <text:tab/><text:tab/>(si l'entreprise n'existe pas). L'entreprise est alors </text:p>
              <text:list>
                <text:list-header>
                  <text:p text:style-name="P17">auto-complétée par des base de donnée publique. Un mail automatique est envoyé à l'entreprise pour la prévenir de ça virtualisation sur le site concerné. Elle peut ainsi se connecter pour vérifier, modifier ou mettre à jour ses informations.</text:p>
                </text:list-header>
              </text:list>
            </text:list-header>
          </text:list>
        </text:list-item>
      </text:list>
      <text:p text:style-name="Text_20_body"><text:line-break/></text:p>
      <text:list xml:id="list449069537615483066" text:style-name="L6">
        <text:list-item>
          <text:p text:style-name="P19">Pour les entreprises : Peut-on faire une page avec la liste des emplois qu’elles proposent et quand on clique sur un emploi, on a la liste des CV reçus par rapport à cette offre ?</text:p>
        </text:list-item>
      </text:list>
      <text:p text:style-name="P3"><text:tab/><text:tab/>→ Si possible, récupération des cv LINKEDIN</text:p>
      <text:p text:style-name="Text_20_body"/>
      <text:p text:style-name="Text_20_body"/>
      <text:list xml:id="list2590277882660511796" text:style-name="L7">
        <text:list-item>
          <text:p text:style-name="P20">On vous donne 20 jetons, à vous de voir comment vous voulez gérer quelles fonctions on gère en premier, et combien de jetons vous voulez-y consacrer? (Feuille annexe)</text:p>
        </text:list-item>
      </text:list>
      <text:p text:style-name="P3"><text:tab/><text:tab/>→ en attente de réponse par mail</text:p>
      <text:p text:style-name="Text_20_body"/>
      <text:list xml:id="list7891733163517257497" text:style-name="L8">
        <text:list-item>
          <text:p text:style-name="P21">Pour le sprint, on se revoit quand? Vous partez quand?</text:p>
        </text:list-item>
      </text:list>
      <text:p text:style-name="P3"><text:tab/><text:tab/>→ mercredi 8 mars 16h30</text:p>
      <text:p text:style-name="P3"/>
      <text:p text:style-name="P3"/>
      <text:list xml:id="list7125407463909862957" text:style-name="L9">
        <text:list-item>
          <text:p text:style-name="P22">Quel est votre date de départ ? (rdv physiquement impossible)</text:p>
        </text:list-item>
      </text:list>
      <text:p text:style-name="P3"><text:tab/><text:tab/>→ Départ : 27 mars</text:p>
      <text:p text:style-name="Text_20_body"/>
      <text:p text:style-name="Text_20_body"/>
      <text:list xml:id="list8296949534072488023" text:style-name="L10">
        <text:list-item>
          <text:p text:style-name="P11">Possibilité d'avoir des croquis sur le résultat espéré ? (but :Dévoilé des fonctionnalités voulu et non listée)</text:p>
          <text:list>
            <text:list-header>
              <text:p text:style-name="P11">→ Oui, imprime écrans et autre seront envoyée par mail.</text:p>
            </text:list-header>
          </text:list>
        </text:list-item>
      </text:list>
      <text:p text:style-name="Text_20_body"/>
      <text:p text:style-name="Text_20_body"/>
      <text:p text:style-name="Text_20_body"/>
      <text:p text:style-name="Text_20_body"/>
      <text:p text:style-name="Text_20_body"/>
      <text:p text:style-name="Text_20_body"><text:soft-page-break/></text:p>
      <text:p text:style-name="Text_20_body"/>
      <text:p text:style-name="Text_20_body">Question des clients :</text:p>
      <text:p text:style-name="Text_20_body"/>
      <text:list xml:id="list5986766694901375858" text:style-name="L11">
        <text:list-item>
          <text:p text:style-name="P12">Quel langage avez vous choisis et pourquoi ? Quel garantie de reprise a t-on ?</text:p>
        </text:list-item>
      </text:list>
      <text:p text:style-name="Text_20_body"><text:tab/><text:tab/>→ langage : PHP <text:s text:c="2"/>(du framework YII)</text:p>
      <text:p text:style-name="Text_20_body"><text:tab/><text:tab/>→ Pour créer des pages Internet, il existe des langages web spécifiquement dédié.</text:p>
      <text:p text:style-name="Text_20_body"><text:tab/><text:tab/><text:tab/>Le choix du php est basée sur ça renommé (très connue), son <text:tab/><text:tab/><text:tab/><text:tab/><text:tab/>dynamisme qui nous permet de faire des page réactive (contrairement à du <text:tab/><text:tab/><text:tab/>HTML) et son universalité (exécutable sur tout ordinateur)</text:p>
      <text:p text:style-name="Text_20_body"/>
      <text:list xml:id="list31218670" text:continue-numbering="true" text:style-name="L11">
        <text:list-header>
          <text:p text:style-name="P12"/>
        </text:list-header>
      </text:list>
      <text:p text:style-name="Standard">Précision des clients :</text:p>
      <text:p text:style-name="Standard"><text:tab/>→ Gestion du site (coté admin) : le site doit être indépendant (ne pas passer par la BDO)</text:p>
      <text:p text:style-name="Standard"><text:tab/><text:tab/>Page de connexion admin avec code pour modifier les dispositions du site et autres.</text:p>
      <text:p text:style-name="Standard"/>
      <text:p text:style-name="Text_20_body"><text:tab/>→ Si le groupe de projet à des questions rapide à poser, des suggestion ou autres, <text:s/>ne pas <text:tab/><text:tab/>hésiter à appeler les clients :</text:p>
      <text:list xml:id="list5241736684942045429" text:style-name="L12">
        <text:list-item>
          <text:p text:style-name="P23">06-81-06-95-14</text:p>
        </text:list-item>
        <text:list-item>
          <text:p text:style-name="P23">06-88-66-37-02</text:p>
        </text:list-item>
      </text:list>
      <text:p text:style-name="P5"><text:tab/>→ Ouvert au proposition divers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Arial" svg:font-family="Aria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7-02-15T15:25:45.641533177</meta:creation-date>
    <dc:date>2017-03-03T11:03:12.14</dc:date>
    <dc:creator>franck muraton</dc:creator>
    <meta:editing-duration>PT1H3M36S</meta:editing-duration>
    <meta:editing-cycles>11</meta:editing-cycles>
    <meta:generator>OpenOffice/4.0.1$Win32 OpenOffice.org_project/401m5$Build-9714</meta:generator>
    <meta:document-statistic meta:table-count="0" meta:image-count="0" meta:object-count="0" meta:page-count="3" meta:paragraph-count="46" meta:word-count="668" meta:character-count="3862"/>
  </office:meta>
</office:document-meta>
</file>